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pt" officeooo:paragraph-rsid="00334d2e" style:font-size-asian="7pt" style:font-size-complex="7pt"/>
    </style:style>
    <style:style style:name="P2" style:family="paragraph" style:parent-style-name="Standard">
      <style:text-properties style:font-name="Liberation Mono" fo:font-size="7pt" officeooo:rsid="003368b4" officeooo:paragraph-rsid="003368b4" style:font-size-asian="7pt" style:font-size-complex="7pt"/>
    </style:style>
    <style:style style:name="P3" style:family="paragraph" style:parent-style-name="Standard">
      <style:text-properties style:font-name="Liberation Mono" fo:font-size="7pt" officeooo:rsid="003368b4" officeooo:paragraph-rsid="003467d9" style:font-size-asian="7pt" style:font-size-complex="7pt"/>
    </style:style>
    <style:style style:name="P4" style:family="paragraph" style:parent-style-name="Standard">
      <style:text-properties style:font-name="Liberation Mono" fo:font-size="7pt" officeooo:rsid="003368b4" officeooo:paragraph-rsid="0036b8de" style:font-size-asian="7pt" style:font-size-complex="7pt"/>
    </style:style>
    <style:style style:name="P5" style:family="paragraph" style:parent-style-name="Standard">
      <style:text-properties style:font-name="Liberation Mono" fo:font-size="7pt" officeooo:rsid="003467d9" officeooo:paragraph-rsid="003467d9" style:font-size-asian="7pt" style:font-size-complex="7pt"/>
    </style:style>
    <style:style style:name="P6" style:family="paragraph" style:parent-style-name="Standard">
      <style:text-properties style:font-name="Liberation Mono" fo:font-size="7pt" fo:font-weight="normal" officeooo:rsid="00082fd7" officeooo:paragraph-rsid="00334d2e" fo:background-color="#d4ea6b" style:font-size-asian="7pt" style:font-weight-asian="normal" style:font-size-complex="7pt" style:font-weight-complex="normal"/>
    </style:style>
    <style:style style:name="P7" style:family="paragraph" style:parent-style-name="Standard">
      <style:text-properties style:font-name="Liberation Mono" fo:font-size="7pt" fo:font-weight="normal" officeooo:rsid="003addba" officeooo:paragraph-rsid="003c6a24" fo:background-color="#d4ea6b" style:font-size-asian="7pt" style:font-weight-asian="normal" style:font-size-complex="7pt" style:font-weight-complex="normal"/>
    </style:style>
    <style:style style:name="P8" style:family="paragraph" style:parent-style-name="Standard">
      <style:text-properties style:font-name="Liberation Mono" fo:font-size="7pt" fo:font-weight="normal" officeooo:rsid="003b93e7" officeooo:paragraph-rsid="003b93e7" fo:background-color="#d4ea6b" style:font-size-asian="7pt" style:font-weight-asian="normal" style:font-size-complex="7pt" style:font-weight-complex="normal"/>
    </style:style>
    <style:style style:name="P9" style:family="paragraph" style:parent-style-name="Standard">
      <style:text-properties style:font-name="Liberation Mono" fo:font-size="7pt" fo:font-weight="normal" officeooo:rsid="003b93e7" officeooo:paragraph-rsid="003c6a24" fo:background-color="#d4ea6b" style:font-size-asian="7pt" style:font-weight-asian="normal" style:font-size-complex="7pt" style:font-weight-complex="normal"/>
    </style:style>
    <style:style style:name="P10" style:family="paragraph" style:parent-style-name="Standard">
      <style:text-properties fo:color="#000000" style:font-name="Liberation Mono" fo:font-size="7pt" fo:font-weight="normal" officeooo:rsid="003467d9" officeooo:paragraph-rsid="0036b8de" fo:background-color="#ffffff" style:font-size-asian="7pt" style:font-weight-asian="normal" style:font-size-complex="7pt" style:font-weight-complex="normal"/>
    </style:style>
    <style:style style:name="P11" style:family="paragraph" style:parent-style-name="Standard">
      <style:text-properties officeooo:paragraph-rsid="0036b8de"/>
    </style:style>
    <style:style style:name="P12" style:family="paragraph" style:parent-style-name="Standard">
      <style:text-properties fo:color="#000000" style:font-name="Liberation Mono" fo:font-size="7pt" fo:font-weight="normal" officeooo:rsid="003467d9" officeooo:paragraph-rsid="0036b8de" fo:background-color="#ffffff" style:font-size-asian="7pt" style:font-weight-asian="normal" style:font-size-complex="7pt" style:font-weight-complex="normal"/>
    </style:style>
    <style:style style:name="P13" style:family="paragraph" style:parent-style-name="Standard">
      <style:text-properties style:font-name="Liberation Mono" fo:font-size="7pt" fo:font-weight="normal" officeooo:rsid="003e8f66" officeooo:paragraph-rsid="003e8f66" fo:background-color="#d4ea6b" style:font-size-asian="7pt" style:font-weight-asian="normal" style:font-size-complex="7pt" style:font-weight-complex="normal"/>
    </style:style>
    <style:style style:name="P14" style:family="paragraph" style:parent-style-name="Standard">
      <style:text-properties style:font-name="Liberation Mono" fo:font-size="7pt" fo:font-weight="normal" officeooo:rsid="003b93e7" officeooo:paragraph-rsid="003e8f66" fo:background-color="#d4ea6b" style:font-size-asian="7pt" style:font-weight-asian="normal" style:font-size-complex="7pt" style:font-weight-complex="normal"/>
    </style:style>
    <style:style style:name="P15" style:family="paragraph" style:parent-style-name="Standard">
      <style:text-properties style:font-name="Liberation Mono" fo:font-size="7pt" fo:font-weight="normal" officeooo:rsid="003b93e7" officeooo:paragraph-rsid="003addba" fo:background-color="#d4ea6b" style:font-size-asian="7pt" style:font-weight-asian="normal" style:font-size-complex="7pt" style:font-weight-complex="normal"/>
    </style:style>
    <style:style style:name="P16" style:family="paragraph" style:parent-style-name="Standard">
      <style:text-properties style:font-name="Liberation Mono" fo:font-size="7pt" fo:font-weight="normal" officeooo:rsid="003b93e7" officeooo:paragraph-rsid="003ebefb" fo:background-color="#d4ea6b" style:font-size-asian="7pt" style:font-weight-asian="normal" style:font-size-complex="7pt" style:font-weight-complex="normal"/>
    </style:style>
    <style:style style:name="P17" style:family="paragraph" style:parent-style-name="Standard">
      <style:text-properties style:font-name="Liberation Mono" fo:font-size="7pt" fo:font-weight="normal" officeooo:rsid="003addba" officeooo:paragraph-rsid="003addba" fo:background-color="#d4ea6b" style:font-size-asian="7pt" style:font-weight-asian="normal" style:font-size-complex="7pt" style:font-weight-complex="normal"/>
    </style:style>
    <style:style style:name="P18" style:family="paragraph" style:parent-style-name="Standard">
      <style:text-properties style:font-name="Liberation Mono" fo:font-size="7pt" fo:font-weight="normal" officeooo:rsid="003addba" officeooo:paragraph-rsid="003ebefb" fo:background-color="#d4ea6b" style:font-size-asian="7pt" style:font-weight-asian="normal" style:font-size-complex="7pt" style:font-weight-complex="normal"/>
    </style:style>
    <style:style style:name="P19" style:family="paragraph" style:parent-style-name="Standard">
      <style:text-properties style:font-name="Liberation Mono" fo:font-size="7pt" style:text-underline-style="solid" style:text-underline-type="double" style:text-underline-width="auto" style:text-underline-color="font-color" fo:font-weight="normal" officeooo:rsid="003addba" officeooo:paragraph-rsid="00334d2e" fo:background-color="#d4ea6b" style:font-size-asian="7pt" style:font-weight-asian="normal" style:font-size-complex="7pt" style:font-weight-complex="normal"/>
    </style:style>
    <style:style style:name="P20" style:family="paragraph" style:parent-style-name="Standard">
      <style:text-properties fo:font-size="7pt" officeooo:paragraph-rsid="003ebefb" style:font-size-asian="7pt" style:font-size-complex="7pt"/>
    </style:style>
    <style:style style:name="T1" style:family="text">
      <style:text-properties fo:font-weight="normal" officeooo:rsid="002b9663" style:font-weight-asian="normal" style:font-weight-complex="normal"/>
    </style:style>
    <style:style style:name="T2" style:family="text">
      <style:text-properties fo:font-weight="normal" officeooo:rsid="0028ed0f" style:font-weight-asian="normal" style:font-weight-complex="normal"/>
    </style:style>
    <style:style style:name="T3" style:family="text">
      <style:text-properties fo:font-weight="normal" officeooo:rsid="00082fd7" fo:background-color="#d4ea6b" loext:char-shading-value="0" style:font-weight-asian="normal" style:font-weight-complex="normal"/>
    </style:style>
    <style:style style:name="T4" style:family="text">
      <style:text-properties fo:font-weight="normal" officeooo:rsid="0022c4c4" fo:background-color="#d4ea6b" loext:char-shading-value="0" style:font-weight-asian="normal" style:font-weight-complex="normal"/>
    </style:style>
    <style:style style:name="T5" style:family="text">
      <style:text-properties fo:font-weight="normal" officeooo:rsid="00334d2e" fo:background-color="#d4ea6b" loext:char-shading-value="0" style:font-weight-asian="normal" style:font-weight-complex="normal"/>
    </style:style>
    <style:style style:name="T6" style:family="text">
      <style:text-properties fo:font-weight="normal" officeooo:rsid="00394b0f" fo:background-color="#d4ea6b" loext:char-shading-value="0" style:font-weight-asian="normal" style:font-weight-complex="normal"/>
    </style:style>
    <style:style style:name="T7" style:family="text">
      <style:text-properties officeooo:rsid="003467d9"/>
    </style:style>
    <style:style style:name="T8" style:family="text">
      <style:text-properties fo:color="#000000" style:font-name="Liberation Mono" fo:font-weight="normal" officeooo:rsid="003467d9" fo:background-color="#ffffff" loext:char-shading-value="0" style:font-weight-asian="normal" style:font-weight-complex="normal"/>
    </style:style>
    <style:style style:name="T9" style:family="text">
      <style:text-properties fo:color="#000000" style:font-name="Liberation Mono" fo:font-weight="normal" officeooo:rsid="0037bbed" fo:background-color="#ffffff" loext:char-shading-value="0" style:font-weight-asian="normal" style:font-weight-complex="normal"/>
    </style:style>
    <style:style style:name="T10" style:family="text">
      <style:text-properties fo:color="#000000" style:font-name="Liberation Mono" fo:font-size="7pt" fo:font-weight="normal" officeooo:rsid="003467d9" fo:background-color="#ffffff" loext:char-shading-value="0" style:font-size-asian="7pt" style:font-weight-asian="normal" style:font-size-complex="7pt" style:font-weight-complex="normal"/>
    </style:style>
    <style:style style:name="T11" style:family="text">
      <style:text-properties fo:color="#000000" style:font-name="Liberation Mono" fo:font-size="7pt" fo:font-weight="normal" officeooo:rsid="003ebefb" fo:background-color="#ffffff" loext:char-shading-value="0" style:font-size-asian="7pt" style:font-weight-asian="normal" style:font-size-complex="7pt" style:font-weight-complex="normal"/>
    </style:style>
    <style:style style:name="T12" style:family="text">
      <style:text-properties fo:color="#000000" style:font-name="Liberation Mono" fo:font-size="7pt" fo:font-weight="normal" officeooo:rsid="00404b65" fo:background-color="#ffffff" loext:char-shading-value="0" style:font-size-asian="7pt" style:font-weight-asian="normal" style:font-size-complex="7pt" style:font-weight-complex="normal"/>
    </style:style>
    <style:style style:name="T13" style:family="text">
      <style:text-properties officeooo:rsid="003addba"/>
    </style:style>
    <style:style style:name="T14" style:family="text">
      <style:text-properties officeooo:rsid="003aa622"/>
    </style:style>
    <style:style style:name="T15" style:family="text">
      <style:text-properties officeooo:rsid="003b93e7"/>
    </style:style>
    <style:style style:name="T16" style:family="text">
      <style:text-properties officeooo:rsid="003c6a24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02b9663" style:font-size-asian="8pt" style:font-size-complex="8pt"/>
    </style:style>
    <style:style style:name="T19" style:family="text">
      <style:text-properties fo:font-size="8pt" officeooo:rsid="0028ed0f" style:font-size-asian="8pt" style:font-size-complex="8pt"/>
    </style:style>
    <style:style style:name="T20" style:family="text">
      <style:text-properties fo:font-size="8pt" officeooo:rsid="002a448c" style:font-size-asian="8pt" style:font-size-complex="8pt"/>
    </style:style>
    <style:style style:name="T21" style:family="text">
      <style:text-properties fo:font-size="8pt" officeooo:rsid="002d4a2d" style:font-size-asian="8pt" style:font-size-complex="8pt"/>
    </style:style>
    <style:style style:name="T22" style:family="text">
      <style:text-properties fo:font-size="8pt" officeooo:rsid="003aa622" style:font-size-asian="8pt" style:font-size-complex="8pt"/>
    </style:style>
    <style:style style:name="T23" style:family="text">
      <style:text-properties fo:font-size="8pt" officeooo:rsid="000e246e" style:font-size-asian="8pt" style:font-size-complex="8pt"/>
    </style:style>
    <style:style style:name="T24" style:family="text">
      <style:text-properties fo:font-size="8pt" officeooo:rsid="0010a387" style:font-size-asian="8pt" style:font-size-complex="8pt"/>
    </style:style>
    <style:style style:name="T25" style:family="text">
      <style:text-properties fo:font-size="8pt" officeooo:rsid="001e1944" style:font-size-asian="8pt" style:font-size-complex="8pt"/>
    </style:style>
    <style:style style:name="T26" style:family="text">
      <style:text-properties fo:font-size="8pt" officeooo:rsid="0014cbe6" style:font-size-asian="8pt" style:font-size-complex="8pt"/>
    </style:style>
    <style:style style:name="T27" style:family="text">
      <style:text-properties officeooo:rsid="003ebe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// K</text:span><text:span text:style-name="T3">reiranje </text:span><text:span text:style-name="T5">doga</text:span><text:span text:style-name="T6">đ</text:span><text:span text:style-name="T5">aja ...</text:span></text:p>
      <text:p text:style-name="P19"/>
      <text:p text:style-name="P13">d -&gt; Školski djelatnik; Policijski djelatnik; Zdravstveni djelatnik; Socijalni radnik</text:p>
      <text:p text:style-name="P14">d_id -&gt; <text:s/>skol_dj_id:'skol_001'; pol_dj_id:'pol_001'; zdr_dj_id:'zdr_001'; ss_dj_id:'ss_001'</text:p>
      <text:p text:style-name="P14">i -&gt; Škola; Policija; Zdravstvo; Socijalna</text:p>
      <text:p text:style-name="P14">i_id -&gt; id_skola:'zg_osig'; id_postaje:'zg_1pp'; id_zdr:'zg_KBC'; id_czss:'zg_czss'</text:p>
      <text:p text:style-name="P15"/>
      <text:p text:style-name="P18">$_OIB</text:p>
      <text:p text:style-name="P16">$_RELACIJA_1 <text:span text:style-name="T16">(POČINJENJE)</text:span><text:line-break/><text:span text:style-name="T13">$_</text:span>vrstaDogadjaja</text:p>
      <text:p text:style-name="P18">$_dogadjaj <text:span text:style-name="T15">[ ], </text:span>$_datum</text:p>
      <text:p text:style-name="P17"/>
      <text:p text:style-name="P16">$_djelatnik</text:p>
      <text:p text:style-name="P16">$_RELACIJA_2 <text:span text:style-name="T16">(EVIDENCIJA)</text:span></text:p>
      <text:p text:style-name="P16"><text:span text:style-name="T13">$_</text:span>vrstaDogadjaja</text:p>
      <text:p text:style-name="P18">$_dogadjaj <text:span text:style-name="T15">[ ], </text:span>$_datum</text:p>
      <text:p text:style-name="P6"/>
      <text:p text:style-name="P16"><text:span text:style-name="T13">$_</text:span>vrstaDogadjaja</text:p>
      <text:p text:style-name="P18">$_dogadjaj <text:span text:style-name="T15">[ ], </text:span>$_datum</text:p>
      <text:p text:style-name="P16">$_RELACIJA_3 <text:span text:style-name="T16">(LOKACIJA)</text:span></text:p>
      <text:p text:style-name="P16">$_institucija</text:p>
      <text:p text:style-name="P18">$_ustanova <text:span text:style-name="T15">[ ]</text:span></text:p>
      <text:p text:style-name="P6"/>
      <text:p text:style-name="P6"/>
      <text:p text:style-name="P10">'MATCH (o:Osoba{OIB: $dog_OIB}), (d:'Školski djelatnik'{skol_dj_id:'skol_001'}), (<text:span text:style-name="T27">i</text:span>:Škola{id_skola:'$id_skola'})</text:p>
      <text:p text:style-name="P10"/>
      <text:p text:style-name="P20"><text:span text:style-name="T8">MERGE</text:span></text:p>
      <text:p text:style-name="P20"><text:span text:style-name="T8">(o)-[r:</text:span><text:span text:style-name="T9">NEPRILAGODJENO</text:span><text:span text:style-name="T8">]-&gt;(</text:span><text:span text:style-name="T9">np</text:span><text:span text:style-name="T8">:'</text:span><text:span text:style-name="T9">Neprilagođeno ponašanje</text:span><text:span text:style-name="T8">'{vrijeme: $vrijeme, dogadaj: $dogadjaj}),</text:span></text:p>
      <text:p text:style-name="P11"><text:span text:style-name="T10">(</text:span><text:span text:style-name="T11">d</text:span><text:span text:style-name="T10">)-[r:</text:span><text:span text:style-name="T11">SKOLA_EVIDENCIJA</text:span><text:span text:style-name="T10">]-&gt;(</text:span><text:span text:style-name="T11">np),</text:span></text:p>
      <text:p text:style-name="P11"><text:span text:style-name="T10">(</text:span><text:span text:style-name="T11">np</text:span><text:span text:style-name="T10">)-[r:</text:span><text:span text:style-name="T11">SKOLA_LOKACIJA</text:span><text:span text:style-name="T10">]-&gt;(</text:span><text:span text:style-name="T12">i)</text:span></text:p>
      <text:p text:style-name="P10"/>
      <text:p text:style-name="P10">RETURN o, r, d', {dog_OIB: dog_OIB, dogadjaj: dogadjaj, vrijeme: vrijeme})</text:p>
      <text:p text:style-name="P6"/>
      <text:p text:style-name="P6"/>
      <text:p text:style-name="P6"/>
      <text:p text:style-name="P6"/>
      <text:p text:style-name="P2">o:Osoba {OIB:'$OIB'}-[:NEPRILAGODJENO]-&gt;np:'Neprilagođeno ponašanje'{<text:span text:style-name="T7">tip:'$tipPonasanja', </text:span>datum:'$datum'},</text:p>
      <text:p text:style-name="P2"/>
      <text:p text:style-name="P4">sd:'Školski djelatnik' {<text:span text:style-name="T1">skol</text:span><text:span text:style-name="T2">_dj_id:'</text:span><text:span text:style-name="T1">skol</text:span><text:span text:style-name="T2">_001'</text:span>}-[:SKOLA_EVIDENCIJA]-&gt;np,</text:p>
      <text:p text:style-name="P3"/>
      <text:p text:style-name="P5">np-[:SKOLA_LOKACIJA]-&gt;š:Škola {<text:span text:style-name="T14">id_skola:'zg_osig'</text:span>}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6:06:18.769906992</meta:creation-date>
    <dc:date>2022-06-19T17:15:18.742143001</dc:date>
    <meta:editing-duration>PT4H53M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92" meta:character-count="1131" meta:non-whitespace-character-count="1064"/>
  </office:meta>
</office:document-meta>
</file>